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paragraph-rsid="00127790" style:font-size-asian="20pt" style:font-size-complex="20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1" text:anchor-type="as-char" svg:y="-0.4626in" svg:width="1.1929in" svg:height="0.907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5.2366in" fo:text-indent="-0.1209in" fo:margin-left="5.236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9:23:16.396198676</meta:creation-date>
    <dc:date>2025-02-06T11:15:44.269423438</dc:date>
    <meta:editing-duration>PT10M47S</meta:editing-duration>
    <meta:editing-cycles>1</meta:editing-cycles>
    <meta:document-statistic meta:table-count="0" meta:image-count="0" meta:object-count="1" meta:page-count="1" meta:paragraph-count="1" meta:word-count="4" meta:character-count="37" meta:non-whitespace-character-count="34"/>
    <meta:generator>LibreOffice/24.8.4.2$Linux_X86_64 LibreOffice_project/480$Build-2</meta:generator>
  </office:meta>
</office:document-meta>
</file>

<file path=Object 1/content.xml><?xml version="1.0" encoding="utf-8"?>
<math xmlns="http://www.w3.org/1998/Math/MathML" display="block">
  <semantics>
    <mrow>
      <mi>w</mi>
      <mrow>
        <mi>'</mi>
        <mo stretchy="false">=</mo>
        <mrow>
          <mo fence="true" form="prefix" stretchy="true">|</mo>
          <mrow>
            <mtable>
              <mtr>
                <mtd>
                  <mtable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row>
                          <mi>y</mi>
                          <msub>
                            <mi>'</mi>
                            <mn>1</mn>
                          </msub>
                        </mrow>
                      </mtd>
                    </mtr>
                    <mtr>
                      <mtd>
                        <mo stretchy="false">⋮</mo>
                      </mtd>
                    </mtr>
                  </mtable>
                </mtd>
                <mtd>
                  <mtable>
                    <mtr>
                      <mtd>
                        <msub>
                          <mrow/>
                          <mn>2</mn>
                        </msub>
                      </mtd>
                    </mtr>
                    <mtr>
                      <mtd>
                        <mrow>
                          <mi>y</mi>
                          <msub>
                            <mi>'</mi>
                            <mn>2</mn>
                          </msub>
                        </mrow>
                      </mtd>
                    </mtr>
                    <mtr>
                      <mtd>
                        <mo stretchy="false">⋮</mo>
                      </mtd>
                    </mtr>
                  </mtable>
                </mtd>
              </mtr>
              <mtr>
                <mtd>
                  <msub>
                    <mi>y</mi>
                    <msup>
                      <mn>1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</msup>
                  </msub>
                </mtd>
                <mtd>
                  <msub>
                    <mi>y</mi>
                    <msup>
                      <mn>2</mn>
                      <mrow>
                        <mo fence="true" form="prefix" stretchy="false">(</mo>
                        <mrow>
                          <mrow>
                            <mi>n</mi>
                            <mo stretchy="false">−</mo>
                            <mn>2</mn>
                          </mrow>
                        </mrow>
                        <mo fence="true" form="postfix" stretchy="false">)</mo>
                      </mrow>
                    </msup>
                  </msub>
                </mtd>
              </mtr>
            </mtable>
          </mrow>
          <mo fence="true" form="postfix" stretchy="true">|</mo>
        </mrow>
      </mrow>
    </mrow>
    <annotation encoding="StarMath 5.0">w'= left lline matrix{ stack{ y_{1}  # y'_{1}  # dotsvert  }  # stack{ newline _{2}  # y'_{ alignr 2 }  # dotsvert }  ## y_{ 1^{ (n-2) } }  # y_{ 2^{ (n-2) } } }  right rline </annotation>
  </semantics>
</math>
</file>